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style style:name="P2" style:family="paragraph" style:parent-style-name="Standard">
      <style:text-properties officeooo:rsid="000be914" officeooo:paragraph-rsid="000be914"/>
    </style:style>
    <style:style style:name="P3" style:family="paragraph" style:parent-style-name="Standard">
      <style:paragraph-properties fo:text-align="center" style:justify-single-word="false"/>
      <style:text-properties officeooo:rsid="000be914" officeooo:paragraph-rsid="000be914"/>
    </style:style>
    <style:style style:name="P4" style:family="paragraph" style:parent-style-name="Standard">
      <style:text-properties officeooo:rsid="000be914" officeooo:paragraph-rsid="00113a0d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be914" officeooo:paragraph-rsid="001406f2"/>
    </style:style>
    <style:style style:name="P6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officeooo:rsid="000be914" officeooo:paragraph-rsid="001406f2"/>
    </style:style>
    <style:style style:name="P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0be914" officeooo:paragraph-rsid="001406f2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be914" officeooo:paragraph-rsid="001406f2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be914" officeooo:paragraph-rsid="000be914" style:font-weight-asian="bold" style:font-weight-complex="bold"/>
    </style:style>
    <style:style style:name="P10" style:family="paragraph" style:parent-style-name="Standard" style:master-page-name="">
      <loext:graphic-properties draw:fill-gradient-name="gradient" draw:fill-hatch-name="hatch"/>
      <style:paragraph-properties fo:margin-left="0.4925in" fo:margin-right="0in" fo:text-indent="0in" style:auto-text-indent="false"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0be914" officeooo:paragraph-rsid="001406f2" style:font-weight-asian="bold" style:font-weight-complex="bold"/>
    </style:style>
    <style:style style:name="P12" style:family="paragraph" style:parent-style-name="Standard">
      <style:text-properties fo:font-weight="bold" officeooo:rsid="0012b898" officeooo:paragraph-rsid="001b14e7" style:font-weight-asian="bold" style:font-weight-complex="bold"/>
    </style:style>
    <style:style style:name="P13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2b898" style:font-weight-asian="bold" style:font-weight-complex="bold"/>
    </style:style>
    <style:style style:name="P14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933bd" style:font-weight-asian="bold" style:font-weight-complex="bold"/>
    </style:style>
    <style:style style:name="P15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2b898" officeooo:paragraph-rsid="00156a66" style:font-weight-asian="bold" style:font-weight-complex="bold"/>
    </style:style>
    <style:style style:name="P16" style:family="paragraph" style:parent-style-name="Standard">
      <style:text-properties fo:font-weight="bold" officeooo:rsid="001b14e7" officeooo:paragraph-rsid="001b14e7" style:font-weight-asian="bold" style:font-weight-complex="bold"/>
    </style:style>
    <style:style style:name="P17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fo:font-weight="bold" officeooo:rsid="001b14e7" officeooo:paragraph-rsid="001b14e7" style:font-weight-asian="bold" style:font-weight-complex="bold"/>
    </style:style>
    <style:style style:name="P18" style:family="paragraph" style:parent-style-name="Standard">
      <style:text-properties officeooo:rsid="000e0304" officeooo:paragraph-rsid="000e0304"/>
    </style:style>
    <style:style style:name="P19" style:family="paragraph" style:parent-style-name="Standard">
      <style:text-properties officeooo:rsid="0012b898" officeooo:paragraph-rsid="0012b898"/>
    </style:style>
    <style:style style:name="P20" style:family="paragraph" style:parent-style-name="Standard">
      <style:text-properties officeooo:rsid="0012b898" officeooo:paragraph-rsid="00156a66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1b14e7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12b898" officeooo:paragraph-rsid="0026f5e7"/>
    </style:style>
    <style:style style:name="P23" style:family="paragraph" style:parent-style-name="Standard">
      <style:text-properties officeooo:rsid="001933bd" officeooo:paragraph-rsid="001933bd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1933bd" officeooo:paragraph-rsid="001933bd"/>
    </style:style>
    <style:style style:name="P25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933bd" officeooo:paragraph-rsid="001933bd"/>
    </style:style>
    <style:style style:name="P26" style:family="paragraph" style:parent-style-name="Standard">
      <style:text-properties officeooo:rsid="001933bd" officeooo:paragraph-rsid="0019f4f2"/>
    </style:style>
    <style:style style:name="P27" style:family="paragraph" style:parent-style-name="Standard">
      <style:text-properties officeooo:rsid="000c73eb" officeooo:paragraph-rsid="001933bd"/>
    </style:style>
    <style:style style:name="P28" style:family="paragraph" style:parent-style-name="Standard">
      <style:text-properties officeooo:rsid="000c73eb" officeooo:paragraph-rsid="001b14e7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1b14e7" officeooo:paragraph-rsid="001b14e7"/>
    </style:style>
    <style:style style:name="P30" style:family="paragraph" style:parent-style-name="Standard">
      <style:text-properties officeooo:rsid="001b14e7" officeooo:paragraph-rsid="001b14e7"/>
    </style:style>
    <style:style style:name="P31" style:family="paragraph" style:parent-style-name="Standard" style:master-page-name="">
      <loext:graphic-properties draw:fill-gradient-name="gradient" draw:fill-hatch-name="hatch"/>
      <style:paragraph-properties style:page-number="auto" fo:keep-with-next="always"/>
      <style:text-properties officeooo:rsid="001b14e7" officeooo:paragraph-rsid="001b14e7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1b14e7" officeooo:paragraph-rsid="001b14e7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1b14e7" officeooo:paragraph-rsid="001dbd80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1bdfa2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1bdfa2" officeooo:paragraph-rsid="0026f5e7"/>
    </style:style>
    <style:style style:name="P36" style:family="paragraph" style:parent-style-name="Standard">
      <style:text-properties fo:font-weight="normal" officeooo:rsid="001bdfa2" officeooo:paragraph-rsid="001bdfa2" style:font-weight-asian="normal" style:font-weight-complex="normal"/>
    </style:style>
    <style:style style:name="P37" style:family="paragraph" style:parent-style-name="Standard">
      <style:text-properties officeooo:rsid="001406f2" officeooo:paragraph-rsid="001406f2"/>
    </style:style>
    <style:style style:name="P38" style:family="paragraph" style:parent-style-name="Standard">
      <style:text-properties officeooo:rsid="001dbd80" officeooo:paragraph-rsid="001dbd80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22ab8f" officeooo:paragraph-rsid="0022ab8f"/>
    </style:style>
    <style:style style:name="P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42" style:family="paragraph" style:parent-style-name="Standard">
      <style:text-properties officeooo:rsid="00298235" officeooo:paragraph-rsid="00298235"/>
    </style:style>
    <style:style style:name="P43" style:family="paragraph" style:parent-style-name="Standard">
      <style:text-properties officeooo:rsid="002abe31" officeooo:paragraph-rsid="002abe31"/>
    </style:style>
    <style:style style:name="P44" style:family="paragraph" style:parent-style-name="Standard">
      <style:text-properties officeooo:rsid="002b6e0c" officeooo:paragraph-rsid="002b6e0c"/>
    </style:style>
    <style:style style:name="P45" style:family="paragraph" style:parent-style-name="Standard">
      <style:text-properties officeooo:rsid="002c9187" officeooo:paragraph-rsid="002c9187"/>
    </style:style>
    <style:style style:name="P46" style:family="paragraph" style:parent-style-name="Heading_20_2">
      <style:text-properties officeooo:rsid="001933bd" officeooo:paragraph-rsid="001933bd"/>
    </style:style>
    <style:style style:name="P47" style:family="paragraph" style:parent-style-name="Heading_20_3">
      <style:text-properties officeooo:paragraph-rsid="001933bd"/>
    </style:style>
    <style:style style:name="P48" style:family="paragraph" style:parent-style-name="Heading_20_3">
      <style:text-properties officeooo:paragraph-rsid="001b14e7"/>
    </style:style>
    <style:style style:name="P49" style:family="paragraph" style:parent-style-name="Standard" style:list-style-name="L1">
      <style:text-properties officeooo:rsid="00298235" officeooo:paragraph-rsid="00298235"/>
    </style:style>
    <style:style style:name="P50" style:family="paragraph" style:parent-style-name="Standard" style:list-style-name="L1">
      <style:text-properties officeooo:rsid="002abe31" officeooo:paragraph-rsid="002abe31"/>
    </style:style>
    <style:style style:name="P51" style:family="paragraph" style:parent-style-name="Standard" style:list-style-name="L2">
      <style:text-properties officeooo:rsid="002abe31" officeooo:paragraph-rsid="002abe31"/>
    </style:style>
    <style:style style:name="P52" style:family="paragraph" style:parent-style-name="Standard" style:list-style-name="L3">
      <style:text-properties officeooo:rsid="002abe31" officeooo:paragraph-rsid="002abe31"/>
    </style:style>
    <style:style style:name="P53" style:family="paragraph" style:parent-style-name="Standard" style:list-style-name="L1">
      <style:text-properties officeooo:rsid="002ae8ab" officeooo:paragraph-rsid="002ae8ab"/>
    </style:style>
    <style:style style:name="P54" style:family="paragraph" style:parent-style-name="Standard" style:list-style-name="L3">
      <style:text-properties officeooo:rsid="002ae8ab" officeooo:paragraph-rsid="002ae8ab"/>
    </style:style>
    <style:style style:name="P55" style:family="paragraph" style:parent-style-name="Standard" style:list-style-name="L2">
      <style:text-properties officeooo:rsid="002dc27c" officeooo:paragraph-rsid="002dc27c"/>
    </style:style>
    <style:style style:name="P56" style:family="paragraph" style:parent-style-name="Standard" style:list-style-name="L3">
      <style:text-properties officeooo:rsid="002b6e0c" officeooo:paragraph-rsid="002b6e0c"/>
    </style:style>
    <style:style style:name="P57" style:family="paragraph" style:parent-style-name="Standard" style:list-style-name="L3">
      <style:text-properties officeooo:rsid="002ce0e6" officeooo:paragraph-rsid="002ce0e6"/>
    </style:style>
    <style:style style:name="P58" style:family="paragraph" style:parent-style-name="Standard" style:list-style-name="L1">
      <style:text-properties officeooo:rsid="002f972f" officeooo:paragraph-rsid="002f972f"/>
    </style:style>
    <style:style style:name="P59" style:family="paragraph" style:parent-style-name="Standard" style:list-style-name="L2">
      <style:text-properties officeooo:rsid="00321f5d" officeooo:paragraph-rsid="00321f5d"/>
    </style:style>
    <style:style style:name="P60" style:family="paragraph" style:parent-style-name="Standard" style:list-style-name="L1">
      <style:text-properties officeooo:rsid="0032f3ba" officeooo:paragraph-rsid="0032f3ba"/>
    </style:style>
    <style:style style:name="T1" style:family="text">
      <style:text-properties officeooo:rsid="000c73e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f41c" style:font-style-asian="italic" style:font-style-complex="italic"/>
    </style:style>
    <style:style style:name="T4" style:family="text">
      <style:text-properties fo:font-style="italic" officeooo:rsid="00113a0d" style:font-style-asian="italic" style:font-style-complex="italic"/>
    </style:style>
    <style:style style:name="T5" style:family="text">
      <style:text-properties fo:font-style="italic" officeooo:rsid="001406f2" style:font-style-asian="italic" style:font-style-complex="italic"/>
    </style:style>
    <style:style style:name="T6" style:family="text">
      <style:text-properties fo:font-style="italic" officeooo:rsid="000e0304" style:font-style-asian="italic" style:font-style-complex="italic"/>
    </style:style>
    <style:style style:name="T7" style:family="text">
      <style:text-properties fo:font-style="italic" officeooo:rsid="0017a9cc" style:font-style-asian="italic" style:font-style-complex="italic"/>
    </style:style>
    <style:style style:name="T8" style:family="text">
      <style:text-properties fo:font-style="italic" officeooo:rsid="0022ab8f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a66" style:font-weight-asian="bold" style:font-weight-complex="bold"/>
    </style:style>
    <style:style style:name="T11" style:family="text">
      <style:text-properties fo:font-weight="bold" officeooo:rsid="001dbd80" style:font-weight-asian="bold" style:font-weight-complex="bold"/>
    </style:style>
    <style:style style:name="T12" style:family="text">
      <style:text-properties officeooo:rsid="000e030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ff41c" style:font-style-asian="normal" style:font-style-complex="normal"/>
    </style:style>
    <style:style style:name="T15" style:family="text">
      <style:text-properties fo:font-style="normal" officeooo:rsid="001406f2" style:font-style-asian="normal" style:font-style-complex="normal"/>
    </style:style>
    <style:style style:name="T16" style:family="text">
      <style:text-properties fo:font-style="normal" officeooo:rsid="001727cc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727cc" style:font-style-asian="normal" style:font-weight-asian="bold" style:font-style-complex="normal" style:font-weight-complex="bold"/>
    </style:style>
    <style:style style:name="T19" style:family="text">
      <style:text-properties officeooo:rsid="00113a0d"/>
    </style:style>
    <style:style style:name="T20" style:family="text">
      <style:text-properties officeooo:rsid="001406f2"/>
    </style:style>
    <style:style style:name="T21" style:family="text">
      <style:text-properties officeooo:rsid="00156a66"/>
    </style:style>
    <style:style style:name="T22" style:family="text">
      <style:text-properties officeooo:rsid="001727cc"/>
    </style:style>
    <style:style style:name="T23" style:family="text">
      <style:text-properties officeooo:rsid="0017a9cc"/>
    </style:style>
    <style:style style:name="T24" style:family="text">
      <style:text-properties officeooo:rsid="001933bd"/>
    </style:style>
    <style:style style:name="T25" style:family="text">
      <style:text-properties officeooo:rsid="0019f4f2"/>
    </style:style>
    <style:style style:name="T26" style:family="text">
      <style:text-properties officeooo:rsid="001b14e7"/>
    </style:style>
    <style:style style:name="T27" style:family="text">
      <style:text-properties officeooo:rsid="001dbd80"/>
    </style:style>
    <style:style style:name="T28" style:family="text">
      <style:text-properties officeooo:rsid="001e3388"/>
    </style:style>
    <style:style style:name="T29" style:family="text">
      <style:text-properties officeooo:rsid="00200d67"/>
    </style:style>
    <style:style style:name="T30" style:family="text">
      <style:text-properties officeooo:rsid="0020ab91"/>
    </style:style>
    <style:style style:name="T31" style:family="text">
      <style:text-properties officeooo:rsid="0022ab8f"/>
    </style:style>
    <style:style style:name="T32" style:family="text">
      <style:text-properties officeooo:rsid="0023d0cb"/>
    </style:style>
    <style:style style:name="T33" style:family="text">
      <style:text-properties officeooo:rsid="0024f7b9"/>
    </style:style>
    <style:style style:name="T34" style:family="text">
      <style:text-properties officeooo:rsid="0025e8ed"/>
    </style:style>
    <style:style style:name="T35" style:family="text">
      <style:text-properties officeooo:rsid="0026f5e7"/>
    </style:style>
    <style:style style:name="T36" style:family="text">
      <style:text-properties officeooo:rsid="002819aa"/>
    </style:style>
    <style:style style:name="T37" style:family="text">
      <style:text-properties officeooo:rsid="002abe31"/>
    </style:style>
    <style:style style:name="T38" style:family="text">
      <style:text-properties officeooo:rsid="002c9187"/>
    </style:style>
    <style:style style:name="T39" style:family="text">
      <style:text-properties officeooo:rsid="002ce0e6"/>
    </style:style>
    <style:style style:name="T40" style:family="text">
      <style:text-properties officeooo:rsid="002dc27c"/>
    </style:style>
    <style:style style:name="T41" style:family="text">
      <style:text-properties officeooo:rsid="0030ece1"/>
    </style:style>
    <style:style style:name="T42" style:family="text">
      <style:text-properties officeooo:rsid="00321f5d"/>
    </style:style>
    <style:style style:name="T43" style:family="text">
      <style:text-properties officeooo:rsid="00336b4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Z80 Home Brew #3</text:p>
      <text:p text:style-name="P9">Monitor ROM</text:p>
      <text:p text:style-name="P3"><text:date style:data-style-name="N41" text:date-value="2022-12-15T16:32:31.296992297">December 15, 2022</text:dat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1136_1158399634" text:style-name="Index_20_Link" text:visited-style-name="Index_20_Link">Overview<text:tab/>1</text:a></text:p>
          <text:p text:style-name="P40"><text:a xlink:type="simple" xlink:href="#__RefHeading___Toc1575_1158399634" text:style-name="Index_20_Link" text:visited-style-name="Index_20_Link">General Operation<text:tab/>1</text:a></text:p>
          <text:p text:style-name="P40"><text:a xlink:type="simple" xlink:href="#__RefHeading___Toc1565_1158399634" text:style-name="Index_20_Link" text:visited-style-name="Index_20_Link">User Commands<text:tab/>1</text:a></text:p>
          <text:p text:style-name="P41"><text:a xlink:type="simple" xlink:href="#__RefHeading___Toc1138_1158399634" text:style-name="Index_20_Link" text:visited-style-name="Index_20_Link">Implemented Commands<text:tab/>2</text:a></text:p>
          <text:p text:style-name="P41"><text:a xlink:type="simple" xlink:href="#__RefHeading___Toc1156_1158399634" text:style-name="Index_20_Link" text:visited-style-name="Index_20_Link">Unknown Commands<text:tab/>2</text:a></text:p>
          <text:p text:style-name="P40"><text:a xlink:type="simple" xlink:href="#__RefHeading___Toc1214_1158399634" text:style-name="Index_20_Link" text:visited-style-name="Index_20_Link">Host Control Commands<text:tab/>3</text:a></text:p>
          <text:p text:style-name="P40"><text:a xlink:type="simple" xlink:href="#__RefHeading___Toc2071_1158399634" text:style-name="Index_20_Link" text:visited-style-name="Index_20_Link">Terminal Mode Operation<text:tab/>4</text:a></text:p>
          <text:p text:style-name="P40"><text:a xlink:type="simple" xlink:href="#__RefHeading___Toc3604_1158399634" text:style-name="Index_20_Link" text:visited-style-name="Index_20_Link">Hardware Clues in Software<text:tab/>4</text:a></text:p>
          <text:p text:style-name="P41"><text:a xlink:type="simple" xlink:href="#__RefHeading___Toc3606_1158399634" text:style-name="Index_20_Link" text:visited-style-name="Index_20_Link">Device on 50-pin Connector<text:tab/>4</text:a></text:p>
          <text:p text:style-name="P41"><text:a xlink:type="simple" xlink:href="#__RefHeading___Toc3608_1158399634" text:style-name="Index_20_Link" text:visited-style-name="Index_20_Link">LED 5x7 Display<text:tab/>5</text:a></text:p>
          <text:p text:style-name="P41"><text:a xlink:type="simple" xlink:href="#__RefHeading___Toc3610_1158399634" text:style-name="Index_20_Link" text:visited-style-name="Index_20_Link">Serial Ports<text:tab/>5</text:a></text:p>
        </text:index-body>
      </text:table-of-content>
      <text:p text:style-name="P2"/>
      <text:h text:style-name="Heading_20_2" text:outline-level="2"><text:bookmark-start text:name="__RefHeading___Toc1136_1158399634"/>Overview<text:bookmark-end text:name="__RefHeading___Toc1136_1158399634"/></text:h>
      <text:p text:style-name="P26">The machine consists of a Z80-CPU, <text:span text:style-name="T25">2K EPROM (expandable to 4K), 4K of RAM, two Z80-PIO, one Z80CTC, one Z80-SIO/0, and an HDSP-2111 8-character 5x7 LED dot matrix display. All four PIO channels are wired to a 50-pin FCC connector (P3). Both SIO channels are wired to a DIP14 socket/connector (P4). General-purpose I/O expansion is provided on a pair of DIP14 sockets/connectors (P1, P2). The HDSP-2111 display is wired as an I/O expansion.</text:span></text:p>
      <text:p text:style-name="P26"/>
      <text:p text:style-name="P26">The original EPROM for this machine was damaged, and all odd pages (256-byte chunks) are missing <text:span text:style-name="T25">(A8 shorted to GND)</text:span>. Half the monitor code is missing, but some things can be reconstructed or restored based how <text:span text:style-name="T25">the </text:span>existing code interacts.</text:p>
      <text:h text:style-name="Heading_20_2" text:outline-level="2"><text:bookmark-start text:name="__RefHeading___Toc1575_1158399634"/>General Operation<text:bookmark-end text:name="__RefHeading___Toc1575_1158399634"/></text:h>
      <text:p text:style-name="P18">The monitor may be entered from a running program by pressing the NMI button or by executing a RST 1 instruction (0xCF) in the program. In the case of RST 1, the saved PC will point to the RST 1 instruction (not the next instruction). In both cases, the saved PC is printed after a ‘&gt;’ character before entering the monitor loop.</text:p>
      <text:p text:style-name="P18"/>
      <text:p text:style-name="P37">Pressing NMI while running the monitor is similar to RESET.</text:p>
      <text:p text:style-name="P37"/>
      <text:p text:style-name="P38">The monitor prompt is the asterisk (‘*’) character, however that is reconstructed code and there is no indication what the prompt character was originally.</text:p>
      <text:h text:style-name="P46" text:outline-level="2"><text:bookmark-start text:name="__RefHeading___Toc1565_1158399634"/>User Commands<text:bookmark-end text:name="__RefHeading___Toc1565_1158399634"/></text:h>
      <text:p text:style-name="P27"><text:span text:style-name="T14">In the following, </text:span><text:span text:style-name="T3">a</text:span><text:span text:style-name="T2">ddr</text:span> <text:span text:style-name="T19">and </text:span><text:span text:style-name="T4">byte</text:span><text:span text:style-name="T19"> are</text:span> entered in hexadecimal. <text:span text:style-name="T9">[ ]</text:span> means the parameter is optional. CR means the carriage return key. <text:span text:style-name="T24">LF means the line feed key.</text:span></text:p>
      <text:h text:style-name="P47" text:outline-level="3"><text:bookmark-start text:name="__RefHeading___Toc1138_1158399634"/><text:soft-page-break/><text:span text:style-name="T1">Implemented </text:span>Commands<text:bookmark-end text:name="__RefHeading___Toc1138_1158399634"/></text:h>
      <text:p text:style-name="P23">The following commands either have code that defines the operation, or can be reasonably determined based on space available and logical deduction.</text:p>
      <text:p text:style-name="P23"/>
      <text:p text:style-name="P7">[<text:span text:style-name="T2">addr</text:span>]CR</text:p>
      <text:p text:style-name="P5">print the byte stored at <text:span text:style-name="T2">addr</text:span><text:span text:style-name="T13">, </text:span><text:span text:style-name="T15">advance </text:span><text:span text:style-name="T2">addr</text:span><text:span text:style-name="T13"> </text:span><text:span text:style-name="T15">by 1.</text:span></text:p>
      <text:p text:style-name="P4"/>
      <text:p text:style-name="P7">[<text:span text:style-name="T2">addr</text:span>]<text:span text:style-name="T9">/</text:span></text:p>
      <text:p text:style-name="P5">print the word stored at <text:span text:style-name="T2">addr</text:span>, <text:span text:style-name="T20">advance </text:span><text:span text:style-name="T2">addr</text:span> <text:span text:style-name="T20">by 2. </text:span><text:span text:style-name="T21">Also used after ‘</text:span><text:span text:style-name="T10">T’</text:span><text:span text:style-name="T21"> or ‘</text:span><text:span text:style-name="T10">R’</text:span><text:span text:style-name="T21"> commands to view subsequent values.</text:span></text:p>
      <text:p text:style-name="P4"/>
      <text:p text:style-name="P7">[<text:span text:style-name="T2">addr</text:span>]<text:span text:style-name="T17">I</text:span></text:p>
      <text:p text:style-name="P5">Input bytes starting at <text:span text:style-name="T2">addr</text:span>. <text:span text:style-name="T20">Prints </text:span><text:span text:style-name="T27">current </text:span><text:span text:style-name="T20">address and current contents and waits for input. Commands are:</text:span></text:p>
      <text:p text:style-name="P6">[<text:span text:style-name="T2">byte</text:span>]CR</text:p>
      <text:p text:style-name="P8">store <text:span text:style-name="T2">byte</text:span> <text:span text:style-name="T21">(if entered) </text:span><text:span text:style-name="T20">in </text:span><text:span text:style-name="T5">addr</text:span><text:span text:style-name="T20">, </text:span><text:span text:style-name="T23">increment</text:span><text:span text:style-name="T20"> </text:span><text:span text:style-name="T6">addr</text:span><text:span text:style-name="T12"> </text:span><text:span text:style-name="T20">by</text:span><text:span text:style-name="T12"> 1. </text:span><text:span text:style-name="T27">CR alone is used to skip to next location without altering contents.</text:span></text:p>
      <text:p text:style-name="P10">-</text:p>
      <text:p text:style-name="P8"><text:span text:style-name="T20">decrement</text:span> <text:span text:style-name="T6">addr</text:span><text:span text:style-name="T12"> </text:span><text:span text:style-name="T20">by 1.</text:span></text:p>
      <text:p text:style-name="P10">.</text:p>
      <text:p text:style-name="P8"><text:span text:style-name="T21">return</text:span> to monitor</text:p>
      <text:p text:style-name="P4"/>
      <text:p text:style-name="P7">[<text:span text:style-name="T2">addr</text:span>]<text:span text:style-name="T9">G</text:span></text:p>
      <text:p text:style-name="P5">Go (start execution) at <text:span text:style-name="T2">addr</text:span> or saved PC</text:p>
      <text:p text:style-name="P2"/>
      <text:p text:style-name="P11">P</text:p>
      <text:p text:style-name="P5">start execution at PC+1 (for <text:span text:style-name="T22">continuing after </text:span>RST 1 traps).</text:p>
      <text:p text:style-name="P2"/>
      <text:p text:style-name="P11">T</text:p>
      <text:p text:style-name="P5">print word at <text:span text:style-name="T20">saved </text:span>SP <text:span text:style-name="T22">(top of stack)</text:span>, <text:span text:style-name="T23">increment</text:span><text:span text:style-name="T20"> </text:span><text:span text:style-name="T2">addr</text:span><text:span text:style-name="T13"> </text:span><text:span text:style-name="T15">by 2. </text:span><text:span text:style-name="T16">The top of stack will not include the PC that was pushed as part of the NMI or RST 1. The rest of the stack may be viewed by using ‘</text:span><text:span text:style-name="T18">/’</text:span><text:span text:style-name="T16"> commands.</text:span></text:p>
      <text:p text:style-name="P2"/>
      <text:p text:style-name="P7"><text:span text:style-name="T9">R</text:span><text:span text:style-name="T2">reg</text:span><text:span text:style-name="T9">/</text:span></text:p>
      <text:p text:style-name="P5">print <text:span text:style-name="T21">contents of</text:span> saved register pair. <text:span text:style-name="T2">reg</text:span> <text:span text:style-name="T21">is one of</text:span>: A,B,D,H,A',B',D',H',X,Y,S,P. <text:span text:style-name="T23">Increment </text:span><text:span text:style-name="T7">addr</text:span><text:span text:style-name="T23"> by 2, effectively selecting the next register pair. </text:span><text:span text:style-name="T27">Successive registers may be viewed by using ‘</text:span><text:span text:style-name="T11">/’</text:span><text:span text:style-name="T27"> commands.</text:span></text:p>
      <text:p text:style-name="P12">H</text:p>
      <text:p text:style-name="P21">Host control mode? <text:span text:style-name="T26">Appears to accept commands from SIO channel B, as if connected to a remote computer. Remote commands are echoed to console (channel A), unclear what other interaction there is. </text:span><text:span text:style-name="T32">Or possibly just an alternate set of commands still using the console </text:span><text:span text:style-name="T36">(current implementation, for testing)</text:span><text:span text:style-name="T32">.</text:span></text:p>
      <text:p text:style-name="P32"/>
      <text:h text:style-name="P48" text:outline-level="3"><text:bookmark-start text:name="__RefHeading___Toc1156_1158399634"/><text:soft-page-break/>Unknown Commands<text:bookmark-end text:name="__RefHeading___Toc1156_1158399634"/></text:h>
      <text:p text:style-name="P23">The following commands do not have code.</text:p>
      <text:p text:style-name="P23"/>
      <text:p text:style-name="P25">LF</text:p>
      <text:p text:style-name="P24">(unknown)</text:p>
      <text:p text:style-name="P23"/>
      <text:p text:style-name="P14">^</text:p>
      <text:p text:style-name="P22"><text:span text:style-name="T24">(unknown) </text:span>“up”?</text:p>
      <text:p text:style-name="P19"/>
      <text:p text:style-name="P15">V</text:p>
      <text:p text:style-name="P22"><text:span text:style-name="T24">(unknown) </text:span>“down”?</text:p>
      <text:p text:style-name="P20"/>
      <text:h text:style-name="Heading_20_2" text:outline-level="2"><text:bookmark-start text:name="__RefHeading___Toc1214_1158399634"/>Host Control Commands<text:bookmark-end text:name="__RefHeading___Toc1214_1158399634"/></text:h>
      <text:p text:style-name="P36">Host control commands may be prefixed with an octal number. Unclear how data is sent back to host (in octal?). <text:span text:style-name="T34">Might still be controlled by console, unclear if any interaction with host.</text:span></text:p>
      <text:p text:style-name="P36"/>
      <text:p text:style-name="P13">.</text:p>
      <text:p text:style-name="P29">(unknown)</text:p>
      <text:p text:style-name="P16"/>
      <text:p text:style-name="P17">,</text:p>
      <text:p text:style-name="P29">(unknown)</text:p>
      <text:p text:style-name="P16"/>
      <text:p text:style-name="P17">\</text:p>
      <text:p text:style-name="P29">(unknown)</text:p>
      <text:p text:style-name="P30"/>
      <text:p text:style-name="P31">LF</text:p>
      <text:p text:style-name="P29">(unknown)</text:p>
      <text:p text:style-name="P30"/>
      <text:p text:style-name="P31">CR</text:p>
      <text:p text:style-name="P29">(unknown)</text:p>
      <text:p text:style-name="P16"/>
      <text:p text:style-name="P17">S</text:p>
      <text:p text:style-name="P29">(unknown)</text:p>
      <text:p text:style-name="P16"/>
      <text:p text:style-name="P17">R</text:p>
      <text:p text:style-name="P29">(unknown)</text:p>
      <text:p text:style-name="P16"/>
      <text:p text:style-name="P17">X</text:p>
      <text:p text:style-name="P34">Exit Host mode, return to monitor</text:p>
      <text:p text:style-name="P16"/>
      <text:p text:style-name="P17">M</text:p>
      <text:p text:style-name="P34">(unknown interaction with PIO-connected device) <text:span text:style-name="T36">possible device memory test</text:span></text:p>
      <text:p text:style-name="P16"/>
      <text:p text:style-name="P17">/</text:p>
      <text:p text:style-name="P29">(unknown)</text:p>
      <text:p text:style-name="P16"><text:soft-page-break/></text:p>
      <text:p text:style-name="P17">^</text:p>
      <text:p text:style-name="P29">(unknown)</text:p>
      <text:p text:style-name="P16"/>
      <text:p text:style-name="P17">&lt;</text:p>
      <text:p text:style-name="P29">(unknown)</text:p>
      <text:p text:style-name="P16"/>
      <text:p text:style-name="P17">&gt;</text:p>
      <text:p text:style-name="P29">(unknown)</text:p>
      <text:p text:style-name="P16"/>
      <text:p text:style-name="P17">G</text:p>
      <text:p text:style-name="P34">Get 2K bytes from PIO-connected device. Read pairs of 4-bits from PIO2<text:span text:style-name="T35">B</text:span>. <text:span text:style-name="T29">Buffer at 1600H. </text:span><text:span text:style-name="T35">Missing routines to initialize and perform actions between each 4-bits.</text:span></text:p>
      <text:p text:style-name="P16"/>
      <text:p text:style-name="P17">P</text:p>
      <text:p text:style-name="P35">Put 2K bytes to PIO-connected device. Writes pairs of 4-bits to PIO2<text:span text:style-name="T35">A</text:span>. <text:span text:style-name="T29">Buffer at 1600H. </text:span><text:span text:style-name="T35">Missing routines to initialize and perform actions between each 4-bits.</text:span></text:p>
      <text:p text:style-name="P30"/>
      <text:p text:style-name="P31">TBD</text:p>
      <text:p text:style-name="P39">enter Terminal mode, with HEX loading enabled.</text:p>
      <text:p text:style-name="P30"/>
      <text:p text:style-name="P31"><text:span text:style-name="T31">[</text:span><text:span text:style-name="T8">addr</text:span><text:span text:style-name="T31">]</text:span>TBD</text:p>
      <text:p text:style-name="P39"><text:span text:style-name="T35">w</text:span>rite <text:span text:style-name="T2">addr</text:span> to the PIO-connected device as two 6-bit values on pio1A, strobing pio2B bit 4 for low <text:span text:style-name="T35">value</text:span> and pio2B bit 5 for high <text:span text:style-name="T35">value</text:span>. The value <text:span text:style-name="T2">addr</text:span> is first decremented by 2 and xor’ed with 1. Any bits beyond the 12 are ignored.</text:p>
      <text:p text:style-name="P28"/>
      <text:h text:style-name="Heading_20_2" text:outline-level="2"><text:bookmark-start text:name="__RefHeading___Toc2071_1158399634"/>Terminal Mode Operation<text:bookmark-end text:name="__RefHeading___Toc2071_1158399634"/></text:h>
      <text:p text:style-name="P33">The code passes characters both directions between SIO channels A and B. In addition, there is a mode where the stream coming from channel B may contain Intel HEX format data, which is presumably loaded into memory. The console (channel A) user may press Ctrl-] <text:span text:style-name="T32">(0x1d, ASCII “GS”) </text:span>to cause a BREAK condition to be sent to channel B, presumably to disconnect from the host <text:span text:style-name="T32">or terminate a program</text:span>. <text:span text:style-name="T30">There is some number of successive Ctrl-] presses required to activate the BREAK feature, to avoid accidental disconnect. </text:span>At least one other key command seems to exist, possibly to exit <text:span text:style-name="T33">terminal</text:span> mode. <text:span text:style-name="T28">Considering the nature of “terminal mode”, this exit key would have been some control character that is not normally used (similar to the BREAK code).</text:span></text:p>
      <text:p text:style-name="P33"/>
      <text:h text:style-name="Heading_20_2" text:outline-level="2"><text:bookmark-start text:name="__RefHeading___Toc3604_1158399634"/>Hardware Clues <text:span text:style-name="T40">in Software</text:span><text:bookmark-end text:name="__RefHeading___Toc3604_1158399634"/></text:h>
      <text:h text:style-name="Heading_20_3" text:outline-level="3"><text:bookmark-start text:name="__RefHeading___Toc3606_1158399634"/>Device on 50-pin Connector<text:bookmark-end text:name="__RefHeading___Toc3606_1158399634"/></text:h>
      <text:list xml:id="list2353396323" text:style-name="L1">
        <text:list-item>
          <text:p text:style-name="P49">Data path seems to be 4-bits wide, <text:span text:style-name="T37">output on low bits of PIO2-A and input on low bits of PIO2-B.</text:span></text:p>
        </text:list-item>
        <text:list-item>
          <text:p text:style-name="P60">There may be a 6-bit path, sometimes used for address hi/lo, on PIO1-A.</text:p>
        </text:list-item>
        <text:list-item>
          <text:p text:style-name="P50">Capacity seems to be 2K bytes (4K nibbles).</text:p>
        </text:list-item>
        <text:list-item>
          <text:p text:style-name="P53">Addressing seems to be 12-bit, with the LSB selecting the nibble.</text:p>
          <text:list>
            <text:list-item>
              <text:p text:style-name="P53"><text:soft-page-break/>In one case, the user-entered address is modified before sending: addr = (addr – 2) ^ 1, and 6-bit halves are successively sent to PIO1-A while pulsing PIO2-B bits 4 and 5 (for low and high halves, respectively).</text:p>
            </text:list-item>
          </text:list>
        </text:list-item>
        <text:list-item>
          <text:p text:style-name="P50">There seems to be either RAM associated with the device (e.g. a buffered EPROM programmer) or else the device allows plugging in of RAM chips (e.g. an IC tester).</text:p>
        </text:list-item>
        <text:list-item>
          <text:p text:style-name="P53">There is a subset of commands that operate on this device, activated by the ‘H’ command.</text:p>
        </text:list-item>
        <text:list-item>
          <text:p text:style-name="P53">These subcommands use octal, in contrast to the main monitor commands that use hexadecimal. <text:span text:style-name="T39">Although, parameters that are input for various commands may use some other base (</text:span><text:span text:style-name="T40">the </text:span><text:span text:style-name="T39">code is </text:span><text:span text:style-name="T40">missing</text:span><text:span text:style-name="T39">).</text:span></text:p>
        </text:list-item>
        <text:list-item>
          <text:p text:style-name="P58">In some cases, it appears that the PIO <text:span text:style-name="T42">RDY</text:span> outputs are used by the device to latch data, but in one case (at least) PIO2-B bits 4 and 5 are bit-banged to latch data (from PIO1-A). <text:span text:style-name="T42">Note that, in order for RDY to be effective, the /STB inputs must also be used.</text:span></text:p>
        </text:list-item>
        <text:list-item>
          <text:p text:style-name="P58">The ‘H’ subcommand mode programs PIO1-A, PIO1-B, and PIO2-A in output mode <text:span text:style-name="T41">(</text:span><text:span text:style-name="T42">RDY</text:span><text:span text:style-name="T41"> signals active)</text:span>, and programs PIO2-B in control mode with bits 0-3 as inputs, 4-7 as outputs.</text:p>
        </text:list-item>
      </text:list>
      <text:p text:style-name="P45"/>
      <text:h text:style-name="Heading_20_3" text:outline-level="3"><text:bookmark-start text:name="__RefHeading___Toc3608_1158399634"/>LED 5x7 Display<text:bookmark-end text:name="__RefHeading___Toc3608_1158399634"/></text:h>
      <text:list xml:id="list3785704587" text:style-name="L2">
        <text:list-item>
          <text:p text:style-name="P51">No code has been found that accesses the display. <text:span text:style-name="T38">It may have been added for experimentation purposes (vs. being part of the development environment).</text:span></text:p>
        </text:list-item>
        <text:list-item>
          <text:p text:style-name="P55">This display is capable of showing eight ASCII characters (full 7-bit decoding).</text:p>
        </text:list-item>
        <text:list-item>
          <text:p text:style-name="P59">The display datecode indicates 1987, while the rest of the parts have datecodes 1977-1981. It is possible that the display is not part of the original equipment. <text:span text:style-name="T43">The wire-wrap shows that that device was added last (in that vicinity).</text:span></text:p>
        </text:list-item>
        <text:list-item>
          <text:p text:style-name="P55">It is possible that the display was used to duplicate console output or show some other status, but that would have to be in the missing code.</text:p>
        </text:list-item>
      </text:list>
      <text:p text:style-name="P43"/>
      <text:h text:style-name="Heading_20_3" text:outline-level="3"><text:bookmark-start text:name="__RefHeading___Toc3610_1158399634"/>Serial Ports<text:bookmark-end text:name="__RefHeading___Toc3610_1158399634"/></text:h>
      <text:list xml:id="list2030790001" text:style-name="L3">
        <text:list-item>
          <text:p text:style-name="P52">SIO-A is the user console. Unclear if that was a hard-copy like ASR-33 or a CRT terminal.</text:p>
        </text:list-item>
        <text:list-item>
          <text:p text:style-name="P52">Under some conditions, SIO-B is connected to a remote system (“terminal mode”).</text:p>
        </text:list-item>
        <text:list-item>
          <text:p text:style-name="P54">The only confirmed code to use SIO-B is the terminal mode loop.</text:p>
        </text:list-item>
        <text:list-item>
          <text:p text:style-name="P56">It is not know if the 4800/9600 switch affects SIO-A or SIO-B. It would depend on what each is connected to, e.g. an ASR-33 can only be 110 baud, so 4800/9600 must be SIO-B. But if SIO-B connects to a modem, then 4800/9600 must be for SIO-A (given the time period and modem speeds of that era). <text:span text:style-name="T38">The actual data used to program SIO bauds is missing.</text:span></text:p>
        </text:list-item>
        <text:list-item>
          <text:p text:style-name="P57">All four toggle switches feed to the handshake inputs on the SIO. The only code known to access those inputs is the test for 4800/9600 done during initialization.</text:p>
        </text:list-item>
      </text:list>
      <text:p text:style-name="P44"/>
      <text:p text:style-name="P42"/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8752in" style:type="right"/>
          <style:tab-stop style:position="6.9252in" style:type="right"/>
        </style:tab-stops>
      </style:paragraph-properties>
      <style:text-properties officeooo:rsid="000be914" officeooo:paragraph-rsid="000be91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Z80 home Brew #3 – Monitor ROM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18:20.315368397</meta:creation-date>
    <dc:date>2022-12-15T16:32:30.882670653</dc:date>
    <meta:editing-duration>PT12H40M41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5" meta:paragraph-count="118" meta:word-count="1395" meta:character-count="7904" meta:non-whitespace-character-count="6644"/>
  </office:meta>
</office:document-meta>
</file>